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5f6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e5f6d" style:font-weight-asian="bold" style:font-weight-complex="bold"/>
    </style:style>
    <style:style style:name="P4" style:family="paragraph" style:parent-style-name="Standard">
      <style:text-properties fo:color="#000000" style:font-name="Liberation Serif" fo:font-size="8pt" officeooo:paragraph-rsid="001e5f6d"/>
    </style:style>
    <style:style style:name="T1" style:family="text">
      <style:text-properties fo:font-variant="normal" fo:text-transform="none" fo:color="#c9d1d9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c9d1d9" style:font-name="apple-system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c9d1d9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c9d1d9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c9d1d9" style:font-name="Liberation Serif" fo:font-size="10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style:font-name="Liberation Serif" fo:font-size="10pt" fo:letter-spacing="normal" fo:font-style="normal"/>
    </style:style>
    <style:style style:name="T10" style:family="text">
      <style:text-properties fo:font-variant="normal" fo:text-transform="none" fo:color="#000000" style:font-name="Liberation Serif" fo:font-size="10pt" fo:letter-spacing="normal" fo:font-style="normal" fo:font-weight="normal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Liberation Serif" fo:font-size="10pt" fo:letter-spacing="normal" fo:font-style="normal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Liberation Serif" fo:font-size="10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style:font-name="apple-system" fo:font-size="12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style:font-name="apple-system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style:font-name="apple-system" fo:font-size="10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font-size="10pt" fo:letter-spacing="normal" fo:font-style="normal" fo:font-weight="bold" style:font-weight-asian="bold" style:font-weight-complex="bold"/>
    </style:style>
    <style:style style:name="T24" style:family="text">
      <style:text-properties officeooo:rsid="001e5f6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Fix the bugs in below snippet </text:p>
      <text:p text:style-name="Standard">&lt;html lang="en"&gt;</text:p>
      <text:p text:style-name="Standard"/>
      <text:p text:style-name="Standard">&lt;head&gt;</text:p>
      <text:p text:style-name="Standard"><text:s text:c="4"/>&lt;title&gt;Document guvi</text:p>
      <text:p text:style-name="Standard"><text:s text:c="4"/>&lt;/title&gt;</text:p>
      <text:p text:style-name="Standard"/>
      <text:p text:style-name="Standard">&lt;body&gt;</text:p>
      <text:p text:style-name="Standard"><text:s text:c="4"/>&lt;/head&gt;</text:p>
      <text:p text:style-name="Standard"><text:s text:c="4"/>&lt;div&gt;</text:p>
      <text:p text:style-name="Standard"><text:s text:c="8"/>Lorem ipsum dolor sit amet consectetur adipisicing elit.</text:p>
      <text:p text:style-name="Standard"><text:s text:c="8"/>&lt;div&gt;</text:p>
      <text:p text:style-name="Standard"><text:s text:c="12"/>&lt;div&gt;</text:p>
      <text:p text:style-name="Standard"><text:s text:c="16"/>Guvi Geek Network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>&lt;/body&gt;</text:p>
      <text:p text:style-name="Standard"/>
      <text:p text:style-name="Standard">&lt;/html&gt;</text:p>
      <text:p text:style-name="Standard"/>
      <text:p text:style-name="P3">2. <text:span text:style-name="T24">Try the below one</text:span></text:p>
      <text:p text:style-name="P1">&lt;html lang="en"&gt;</text:p>
      <text:p text:style-name="P1"/>
      <text:p text:style-name="P1">&lt;head&gt;</text:p>
      <text:p text:style-name="P1"><text:s text:c="4"/>&lt;title&gt;</text:p>
      <text:p text:style-name="P1"><text:s text:c="6"/>Document <text:s/>guvi</text:p>
      <text:p text:style-name="P1"><text:s text:c="8"/>&lt;/title&gt;</text:p>
      <text:p text:style-name="P1"><text:s text:c="4"/>&lt;/head&gt;</text:p>
      <text:p text:style-name="P1"><text:s text:c="4"/>&lt;body&gt;</text:p>
      <text:p text:style-name="P1"><text:s text:c="4"/>&lt;div&gt;</text:p>
      <text:p text:style-name="P1"><text:s text:c="8"/>Lorem ipsum dolor sit amet consectetur adipisicing elit.</text:p>
      <text:p text:style-name="P1"><text:s text:c="8"/>&lt;div&gt;</text:p>
      <text:p text:style-name="P1"><text:s text:c="12"/>&lt;div&gt;</text:p>
      <text:p text:style-name="P1"><text:s text:c="16"/>Guvi Geek Network</text:p>
      <text:p text:style-name="P1"><text:s text:c="12"/>&lt;/div&gt;</text:p>
      <text:p text:style-name="P1"><text:s text:c="12"/>&lt;/div&gt;</text:p>
      <text:p text:style-name="P1"><text:s text:c="12"/>&lt;/div&gt;</text:p>
      <text:p text:style-name="P1">&lt;/body&gt;</text:p>
      <text:p text:style-name="P1"/>
      <text:p text:style-name="P1">&lt;/html&gt;</text:p>
      <text:p text:style-name="Standard"/>
      <text:p text:style-name="P2">3. Design a contact us form with all fields as required. </text:p>
      <text:p text:style-name="Standard"/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meta name="viewport" content="width=device-width, initial-scale=1.0"&gt;</text:p>
      <text:p text:style-name="Standard"><text:s text:c="4"/>&lt;title&gt;Contact us&lt;/title&gt;</text:p>
      <text:p text:style-name="Standard"><text:s text:c="4"/>&lt;style&gt;</text:p>
      <text:p text:style-name="Standard"><text:s text:c="8"/>input[type=text],</text:p>
      <text:p text:style-name="Standard"><text:s text:c="8"/>select,</text:p>
      <text:p text:style-name="Standard"><text:s text:c="8"/>textarea {</text:p>
      <text:p text:style-name="Standard"><text:s text:c="12"/>width: 100%;</text:p>
      <text:p text:style-name="Standard"><text:s text:c="12"/>padding: 12px;</text:p>
      <text:p text:style-name="Standard"><text:s text:c="12"/>border: 1px solid #ccc;</text:p>
      <text:p text:style-name="Standard"><text:s text:c="12"/>border-radius: 4px;</text:p>
      <text:p text:style-name="Standard"><text:s text:c="12"/>box-sizing: border-box;</text:p>
      <text:p text:style-name="Standard"><text:s text:c="12"/>margin-top: 6px;</text:p>
      <text:p text:style-name="Standard"><text:s text:c="12"/>margin-bottom: 16px;</text:p>
      <text:p text:style-name="Standard"><text:soft-page-break/><text:s text:c="12"/>resize: vertical</text:p>
      <text:p text:style-name="Standard"><text:s text:c="8"/>}</text:p>
      <text:p text:style-name="Standard"/>
      <text:p text:style-name="Standard"><text:s text:c="8"/>input[type=submit] {</text:p>
      <text:p text:style-name="Standard"><text:s text:c="12"/>background-color: #04AA6D;</text:p>
      <text:p text:style-name="Standard"><text:s text:c="12"/>color: white;</text:p>
      <text:p text:style-name="Standard"><text:s text:c="12"/>padding: 12px 20px;</text:p>
      <text:p text:style-name="Standard"><text:s text:c="12"/>border: none;</text:p>
      <text:p text:style-name="Standard"><text:s text:c="12"/>border-radius: 4px;</text:p>
      <text:p text:style-name="Standard"><text:s text:c="12"/>cursor: pointer;</text:p>
      <text:p text:style-name="Standard"><text:s text:c="8"/>}</text:p>
      <text:p text:style-name="Standard"/>
      <text:p text:style-name="Standard"><text:s text:c="8"/>input[type=submit]:hover {</text:p>
      <text:p text:style-name="Standard"><text:s text:c="12"/>background-color: #45a049;</text:p>
      <text:p text:style-name="Standard"><text:s text:c="8"/>}</text:p>
      <text:p text:style-name="Standard"><text:s text:c="4"/>&lt;/style&gt;</text:p>
      <text:p text:style-name="Standard">&lt;/head&gt;</text:p>
      <text:p text:style-name="Standard"/>
      <text:p text:style-name="Standard">&lt;body&gt;</text:p>
      <text:p text:style-name="Standard"><text:s text:c="4"/>&lt;div&gt;</text:p>
      <text:p text:style-name="Standard"><text:s text:c="8"/>&lt;form&gt;</text:p>
      <text:p text:style-name="Standard"><text:s text:c="12"/>&lt;label for="name"&gt;Name&lt;/label&gt;</text:p>
      <text:p text:style-name="Standard"><text:s text:c="12"/>&lt;input type="text" placeholder="Your name"&gt;</text:p>
      <text:p text:style-name="Standard"><text:s text:c="12"/>&lt;br&gt;</text:p>
      <text:p text:style-name="Standard"><text:s text:c="12"/>&lt;br&gt;</text:p>
      <text:p text:style-name="Standard"><text:s text:c="12"/>&lt;label for="contact"&gt;Contact no.&lt;/label&gt;</text:p>
      <text:p text:style-name="Standard"><text:s text:c="12"/>&lt;input type="text" placeholder="Phone no"&gt;</text:p>
      <text:p text:style-name="Standard"><text:s text:c="12"/>&lt;br&gt;</text:p>
      <text:p text:style-name="Standard"><text:s text:c="12"/>&lt;br&gt;</text:p>
      <text:p text:style-name="Standard"/>
      <text:p text:style-name="Standard"><text:s text:c="12"/>&lt;label for="email"&gt;Email ID&lt;/label&gt;</text:p>
      <text:p text:style-name="Standard"><text:s text:c="12"/>&lt;input type="text" placeholder="email id"&gt;</text:p>
      <text:p text:style-name="Standard"><text:s text:c="12"/>&lt;br&gt;</text:p>
      <text:p text:style-name="Standard"><text:s text:c="12"/>&lt;br&gt;</text:p>
      <text:p text:style-name="Standard"/>
      <text:p text:style-name="Standard"><text:s text:c="12"/>&lt;label for="remarks"&gt;Remarks&lt;/label&gt;</text:p>
      <text:p text:style-name="Standard"><text:s text:c="12"/>&lt;textarea type="textbox" placeholder="Leave us your thoughts"&gt;&lt;/textarea&gt;</text:p>
      <text:p text:style-name="Standard"><text:s text:c="12"/>&lt;br&gt;</text:p>
      <text:p text:style-name="Standard"><text:s text:c="12"/>&lt;br&gt;</text:p>
      <text:p text:style-name="Standard"><text:s text:c="12"/>&lt;input type="submit" value="Submit"&gt;</text:p>
      <text:p text:style-name="Standard"><text:s text:c="8"/>&lt;/form&gt;</text:p>
      <text:p text:style-name="Standard"><text:s text:c="4"/>&lt;/div&gt;</text:p>
      <text:p text:style-name="Standard">&lt;/body&gt;</text:p>
      <text:p text:style-name="Standard"/>
      <text:p text:style-name="Standard">&lt;/html&gt;</text:p>
      <text:p text:style-name="Standard"/>
      <text:p text:style-name="P4"><text:span text:style-name="T25">4</text:span>.<text:span text:style-name="T23">Use certain HTML elements to display the following in a HTML page.</text:span></text:p>
      <text:p text:style-name="P1">&lt;html lang="en"&gt;</text:p>
      <text:p text:style-name="P1"/>
      <text:p text:style-name="P1">&lt;head&gt;</text:p>
      <text:p text:style-name="P1"><text:s text:c="4"/>&lt;title&gt;</text:p>
      <text:p text:style-name="P1"><text:s text:c="7"/>Document guvi</text:p>
      <text:p text:style-name="P1"><text:s text:c="8"/>&lt;/title&gt;</text:p>
      <text:p text:style-name="P1"><text:s text:c="4"/>&lt;/head&gt;</text:p>
      <text:p text:style-name="P1"><text:s text:c="4"/>&lt;body&gt;</text:p>
      <text:p text:style-name="P1"><text:s text:c="4"/>&lt;ul&gt;</text:p>
      <text:p text:style-name="P1"><text:s text:c="8"/>&lt;li&gt;Programming Language </text:p>
      <text:p text:style-name="P1"><text:s text:c="12"/>&lt;ul&gt;</text:p>
      <text:p text:style-name="P1"><text:s text:c="16"/>&lt;li&gt;JavaScript</text:p>
      <text:p text:style-name="P1"><text:s text:c="20"/>&lt;ol type='a'&gt;</text:p>
      <text:p text:style-name="P1"><text:s text:c="24"/>&lt;li&gt;Angular&lt;/li&gt;</text:p>
      <text:p text:style-name="P1"><text:s text:c="24"/>&lt;li&gt;React&lt;/li&gt;</text:p>
      <text:p text:style-name="P1"><text:s text:c="24"/>&lt;li&gt;Vue.js&lt;/li&gt;</text:p>
      <text:p text:style-name="P1"><text:soft-page-break/><text:s text:c="20"/>&lt;/ol&gt;</text:p>
      <text:p text:style-name="P1"><text:s text:c="16"/>&lt;/li&gt;</text:p>
      <text:p text:style-name="P1"><text:s text:c="16"/>&lt;li&gt;Python</text:p>
      <text:p text:style-name="P1"><text:s text:c="20"/>&lt;ol type='a'&gt;</text:p>
      <text:p text:style-name="P1"><text:s text:c="28"/>&lt;li&gt;Django Framework&lt;/li&gt;</text:p>
      <text:p text:style-name="P1"><text:s text:c="28"/>&lt;li&gt;Flask Framework&lt;/li&gt;</text:p>
      <text:p text:style-name="P1"><text:s text:c="20"/>&lt;/ol&gt;</text:p>
      <text:p text:style-name="P1"><text:s text:c="16"/>&lt;/li&gt;</text:p>
      <text:p text:style-name="P1"><text:s text:c="16"/>&lt;li&gt;Java</text:p>
      <text:p text:style-name="P1"><text:s text:c="20"/>&lt;ol type='a'&gt;</text:p>
      <text:p text:style-name="P1"><text:s text:c="24"/>&lt;li&gt;Spring&lt;/li&gt;</text:p>
      <text:p text:style-name="P1"><text:s text:c="24"/>&lt;li&gt;Maven&lt;/li&gt;</text:p>
      <text:p text:style-name="P1"><text:s text:c="24"/>&lt;li&gt;Hibernate&lt;/li&gt;</text:p>
      <text:p text:style-name="P1"><text:s text:c="20"/>&lt;/ol&gt;</text:p>
      <text:p text:style-name="P1"/>
      <text:p text:style-name="P1"><text:s text:c="16"/>&lt;/li&gt;</text:p>
      <text:p text:style-name="P1"><text:s text:c="12"/>&lt;/ul&gt;</text:p>
      <text:p text:style-name="P1"><text:s text:c="8"/>&lt;/li&gt;</text:p>
      <text:p text:style-name="P1"><text:s text:c="4"/>&lt;/ul&gt;</text:p>
      <text:p text:style-name="P1"><text:s text:c="4"/>&lt;ul&gt;</text:p>
      <text:p text:style-name="P1"><text:s text:c="8"/>&lt;li&gt; Database</text:p>
      <text:p text:style-name="P1"><text:s text:c="12"/>&lt;ul&gt;</text:p>
      <text:p text:style-name="P1"><text:s text:c="16"/>&lt;li&gt;MySQL&lt;/li&gt;</text:p>
      <text:p text:style-name="P1"><text:s text:c="16"/>&lt;li&gt;MongoDB&lt;/li&gt;</text:p>
      <text:p text:style-name="P1"><text:s text:c="16"/>&lt;li&gt;Cansandra&lt;/li&gt;</text:p>
      <text:p text:style-name="P1"><text:s text:c="12"/>&lt;/ul&gt;</text:p>
      <text:p text:style-name="P1"/>
      <text:p text:style-name="P1"><text:s text:c="8"/>&lt;/li&gt;</text:p>
      <text:p text:style-name="P1"><text:s text:c="4"/>&lt;/ul&gt;</text:p>
      <text:p text:style-name="P1">&lt;/body&gt;</text:p>
      <text:p text:style-name="P1"/>
      <text:p text:style-name="P1">&lt;/html&gt;</text:p>
      <text:p text:style-name="P1"/>
      <text:p text:style-name="Standard"/>
      <text:p text:style-name="P2"><text:s/>5. Create an element that helps you to open the https://google.com in separate new tab. </text:p>
      <text:p text:style-name="Standard"/>
      <text:p text:style-name="Standard">&lt;a href="https://google.com" target="_blank"&gt;For more queries, click here&lt;/a&gt;</text:p>
      <text:p text:style-name="Standard"/>
      <text:p text:style-name="P3">6.<text:span text:style-name="T9">In the form, add two radio buttons with grouping them for employee type(Salaried and own business)</text:span></text:p>
      <text:p text:style-name="Text_20_body"/>
      <text:p text:style-name="P1">&lt;html lang="en"&gt;</text:p>
      <text:p text:style-name="P1"/>
      <text:p text:style-name="P1">&lt;head&gt;</text:p>
      <text:p text:style-name="P1"><text:s text:c="4"/>&lt;title&gt;</text:p>
      <text:p text:style-name="P1"><text:s text:c="7"/>Document guvi</text:p>
      <text:p text:style-name="P1"><text:s text:c="8"/>&lt;/title&gt;</text:p>
      <text:p text:style-name="P1"><text:s text:c="4"/>&lt;/head&gt;</text:p>
      <text:p text:style-name="P1"><text:s text:c="4"/>&lt;body&gt;</text:p>
      <text:p text:style-name="P1"><text:s text:c="4"/>&lt;form action="https://www.google.com/"&gt;</text:p>
      <text:p text:style-name="P1"><text:s text:c="8"/>&lt;p&gt;Employee Type:&lt;/p&gt;</text:p>
      <text:p text:style-name="P1"><text:s text:c="8"/>  &lt;input type="radio" <text:s/>name="Salaried" value="Salaried"&gt;</text:p>
      <text:p text:style-name="P1"><text:s text:c="8"/>  &lt;label for="Salaried"&gt;Salaried&lt;/label&gt;&lt;br&gt;</text:p>
      <text:p text:style-name="P1"><text:s text:c="8"/>  &lt;input type="radio" name="Own business" value="Own_business"&gt;</text:p>
      <text:p text:style-name="P1"><text:s text:c="8"/>  &lt;label for="Own business"&gt;Own business&lt;/label&gt;&lt;br&gt;</text:p>
      <text:p text:style-name="P1"><text:s text:c="8"/>&lt;input type="submit" value="Submit"&gt;</text:p>
      <text:p text:style-name="P1"><text:s text:c="4"/>&lt;/form&gt;</text:p>
      <text:p text:style-name="P1"/>
      <text:p text:style-name="P1">&lt;/body&gt;</text:p>
      <text:p text:style-name="P1"/>
      <text:p text:style-name="P1">&lt;/html&gt;</text:p>
      <text:p text:style-name="Standard"/>
      <text:p text:style-name="P2"><text:s/>7. Design form shown in the link (http://evc-cit.info/cit040/formguide/card_0.png) </text:p>
      <text:p text:style-name="Standard"><text:soft-page-break/></text:p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meta name="viewport" content="width=device-width, initial-scale=1.0"&gt;</text:p>
      <text:p text:style-name="Standard"><text:s text:c="4"/>&lt;title&gt;Card&lt;/title&gt;</text:p>
      <text:p text:style-name="Standard"><text:s text:c="4"/>&lt;style&gt;</text:p>
      <text:p text:style-name="Standard"><text:s text:c="8"/>.container {</text:p>
      <text:p text:style-name="Standard"><text:s text:c="12"/>border: 5px solid #555;</text:p>
      <text:p text:style-name="Standard"><text:s text:c="12"/>padding: 10px;</text:p>
      <text:p text:style-name="Standard"><text:s text:c="8"/>}</text:p>
      <text:p text:style-name="Standard"/>
      <text:p text:style-name="Standard"><text:s text:c="8"/>.title {</text:p>
      <text:p text:style-name="Standard"><text:s text:c="12"/>background-color: red;</text:p>
      <text:p text:style-name="Standard"><text:s text:c="12"/>position: relative;</text:p>
      <text:p text:style-name="Standard"><text:s text:c="12"/>text-align: center;</text:p>
      <text:p text:style-name="Standard"><text:s text:c="12"/>width: 100%;</text:p>
      <text:p text:style-name="Standard"><text:s text:c="12"/>height: 80%</text:p>
      <text:p text:style-name="Standard"><text:s text:c="8"/>}</text:p>
      <text:p text:style-name="Standard"/>
      <text:p text:style-name="Standard"><text:s text:c="8"/>h3 {</text:p>
      <text:p text:style-name="Standard"><text:s text:c="12"/>color: white;</text:p>
      <text:p text:style-name="Standard"><text:s text:c="12"/>text-align: center</text:p>
      <text:p text:style-name="Standard"><text:s text:c="8"/>}</text:p>
      <text:p text:style-name="Standard"/>
      <text:p text:style-name="Standard"><text:s text:c="8"/>div {</text:p>
      <text:p text:style-name="Standard"><text:s text:c="12"/>display: inline-block;</text:p>
      <text:p text:style-name="Standard"><text:s text:c="8"/>}</text:p>
      <text:p text:style-name="Standard"/>
      <text:p text:style-name="Standard"><text:s text:c="8"/>div label {</text:p>
      <text:p text:style-name="Standard"><text:s text:c="12"/>display: block;</text:p>
      <text:p text:style-name="Standard"><text:s text:c="8"/>}</text:p>
      <text:p text:style-name="Standard"><text:s text:c="4"/>&lt;/style&gt;</text:p>
      <text:p text:style-name="Standard">&lt;/head&gt;</text:p>
      <text:p text:style-name="Standard"/>
      <text:p text:style-name="Standard">&lt;body&gt;</text:p>
      <text:p text:style-name="Standard"><text:s text:c="4"/>&lt;div class="container"&gt;</text:p>
      <text:p text:style-name="Standard"><text:s text:c="8"/>&lt;div class="title"&gt;</text:p>
      <text:p text:style-name="Standard"><text:s text:c="12"/>&lt;div&gt;</text:p>
      <text:p text:style-name="Standard"><text:s text:c="16"/>&lt;h3&gt;Yes! I want to subscribe to &lt;i&gt;Mag-O-Zine&lt;/i&gt;&lt;/h3&gt;</text:p>
      <text:p text:style-name="Standard"><text:s text:c="12"/>&lt;/div&gt;</text:p>
      <text:p text:style-name="Standard"><text:s text:c="8"/>&lt;/div&gt;</text:p>
      <text:p text:style-name="Standard"><text:s text:c="8"/>&lt;br&gt;</text:p>
      <text:p text:style-name="Standard"><text:s text:c="8"/>&lt;div class="contents"&gt;</text:p>
      <text:p text:style-name="Standard"><text:s text:c="12"/>&lt;form&gt;</text:p>
      <text:p text:style-name="Standard"><text:s text:c="16"/>&lt;div&gt;</text:p>
      <text:p text:style-name="Standard"><text:s text:c="20"/>&lt;label for="fname"&gt;First Name&lt;/label&gt;</text:p>
      <text:p text:style-name="Standard"><text:s text:c="20"/>&lt;input type="text" placeholder="First Name"&gt;</text:p>
      <text:p text:style-name="Standard"><text:s text:c="16"/>&lt;/div&gt;</text:p>
      <text:p text:style-name="Standard"/>
      <text:p text:style-name="Standard"><text:s text:c="16"/>&lt;div&gt;</text:p>
      <text:p text:style-name="Standard"><text:s text:c="20"/>&lt;label for="lanme"&gt;Last Name&lt;/label&gt;</text:p>
      <text:p text:style-name="Standard"><text:s text:c="20"/>&lt;input type="text" placeholder="Last Name"&gt;</text:p>
      <text:p text:style-name="Standard"><text:s text:c="16"/>&lt;/div&gt;</text:p>
      <text:p text:style-name="Standard"><text:s text:c="16"/>&lt;br&gt;</text:p>
      <text:p text:style-name="Standard"><text:s text:c="16"/>&lt;div&gt;</text:p>
      <text:p text:style-name="Standard"><text:s text:c="20"/>&lt;label for="address"&gt;Address&lt;/label&gt;</text:p>
      <text:p text:style-name="Standard"><text:s text:c="20"/>&lt;label for="city"&gt;City&lt;/label&gt;</text:p>
      <text:p text:style-name="Standard"><text:s text:c="20"/>&lt;input type="text" placeholder="City"&gt;</text:p>
      <text:p text:style-name="Standard"><text:s text:c="16"/>&lt;/div&gt;</text:p>
      <text:p text:style-name="Standard"><text:soft-page-break/></text:p>
      <text:p text:style-name="Standard"/>
      <text:p text:style-name="Standard"><text:s text:c="16"/>&lt;div&gt;</text:p>
      <text:p text:style-name="Standard"><text:s text:c="20"/>&lt;label for="state"&gt;State&lt;/label&gt;</text:p>
      <text:p text:style-name="Standard"><text:s text:c="20"/>&lt;input type="text" placeholder="State"&gt;</text:p>
      <text:p text:style-name="Standard"><text:s text:c="16"/>&lt;/div&gt;</text:p>
      <text:p text:style-name="Standard"/>
      <text:p text:style-name="Standard"><text:s text:c="16"/>&lt;div&gt;</text:p>
      <text:p text:style-name="Standard"><text:s text:c="20"/>&lt;label for="zip"&gt;Zip&lt;/label&gt;</text:p>
      <text:p text:style-name="Standard"><text:s text:c="20"/>&lt;input type="text" placeholder="zip"&gt;</text:p>
      <text:p text:style-name="Standard"><text:s text:c="16"/>&lt;/div&gt;</text:p>
      <text:p text:style-name="Standard"><text:s text:c="16"/>&lt;br&gt;</text:p>
      <text:p text:style-name="Standard"/>
      <text:p text:style-name="Standard"><text:s text:c="16"/>&lt;div&gt;</text:p>
      <text:p text:style-name="Standard"><text:s text:c="20"/>&lt;strong&gt;Subscribe for&lt;/strong&gt; &lt;input type="checkbox" checked&gt;</text:p>
      <text:p text:style-name="Standard"><text:s text:c="20"/>&lt;strong&gt;1 year($19.95)&lt;/strong&gt;</text:p>
      <text:p text:style-name="Standard"><text:s text:c="20"/>&lt;input type="checkbox"&gt;</text:p>
      <text:p text:style-name="Standard"><text:s text:c="20"/>&lt;strong&gt;2 years($35.00)&lt;/strong&gt;</text:p>
      <text:p text:style-name="Standard"><text:s text:c="16"/>&lt;/div&gt;</text:p>
      <text:p text:style-name="Standard"><text:s text:c="16"/>&lt;br&gt;</text:p>
      <text:p text:style-name="Standard"><text:s text:c="16"/>&lt;strong&gt;Send me more information about:&lt;/strong&gt;&lt;br&gt;</text:p>
      <text:p text:style-name="Standard"><text:s text:c="16"/>&lt;input type="checkbox" checked&gt;</text:p>
      <text:p text:style-name="Standard"><text:s text:c="16"/>&lt;strong&gt;Computer-Zine&lt;/strong&gt;&lt;br&gt;</text:p>
      <text:p text:style-name="Standard"><text:s text:c="16"/>&lt;input type="checkbox"&gt;</text:p>
      <text:p text:style-name="Standard"><text:s text:c="16"/>&lt;strong&gt;Fishing-Zine&lt;/strong&gt;&lt;br&gt;</text:p>
      <text:p text:style-name="Standard"><text:s text:c="16"/>&lt;input type="checkbox" checked&gt;</text:p>
      <text:p text:style-name="Standard"><text:s text:c="16"/>&lt;strong&gt;Cat-O-Zine&lt;/strong&gt;</text:p>
      <text:p text:style-name="Standard"/>
      <text:p text:style-name="Standard"><text:s text:c="12"/>&lt;/form&gt;</text:p>
      <text:p text:style-name="Standard"><text:s text:c="8"/>&lt;/div&gt;</text:p>
      <text:p text:style-name="Standard"><text:s text:c="4"/>&lt;/div&gt;</text:p>
      <text:p text:style-name="Standard">&lt;/body&gt;</text:p>
      <text:p text:style-name="Standard"/>
      <text:p text:style-name="Standard">&lt;/html&gt;</text:p>
      <text:p text:style-name="Standard"/>
      <text:p text:style-name="P1"><text:span text:style-name="T26">8.</text:span><text:span text:style-name="T13">Use the table tag to design given image </text:span><text:a xlink:type="simple" xlink:href="https://www.bapugraphics.com/assets/img/port_upload_dir/table-4.jpg" text:style-name="Internet_20_link" text:visited-style-name="Visited_20_Internet_20_Link"><text:span text:style-name="T19">Click here</text:span></text:a><text:span text:style-name="T13">.</text:span></text:p>
      <text:p text:style-name="P1"/>
      <text:p text:style-name="P1"/>
      <text:p text:style-name="P1">&lt;html lang="en"&gt;</text:p>
      <text:p text:style-name="P1"/>
      <text:p text:style-name="P1">&lt;head&gt;</text:p>
      <text:p text:style-name="P1"><text:s text:c="4"/>&lt;title&gt;</text:p>
      <text:p text:style-name="P1"><text:s text:c="7"/>Document guvi</text:p>
      <text:p text:style-name="P1"><text:s text:c="8"/>&lt;/title&gt;</text:p>
      <text:p text:style-name="P1"><text:s text:c="8"/>&lt;style&gt;</text:p>
      <text:p text:style-name="P1"><text:s text:c="12"/>table, th, td {</text:p>
      <text:p text:style-name="P1"><text:s text:c="2"/>border: 1px solid black;</text:p>
      <text:p text:style-name="P1"><text:s/>border-collapse: collapse;</text:p>
      <text:p text:style-name="P1">border-spacing: 0px;</text:p>
      <text:p text:style-name="P1">}</text:p>
      <text:p text:style-name="P1"/>
      <text:p text:style-name="P1">.a1{</text:p>
      <text:p text:style-name="P1"><text:s text:c="4"/>width: 100px;</text:p>
      <text:p text:style-name="P1"><text:s text:c="4"/>height:30px;</text:p>
      <text:p text:style-name="P1">}</text:p>
      <text:p text:style-name="P1"/>
      <text:p text:style-name="P1"><text:s text:c="8"/>&lt;/style&gt;</text:p>
      <text:p text:style-name="P1"><text:s text:c="4"/>&lt;/head&gt;</text:p>
      <text:p text:style-name="P1"><text:s text:c="4"/>&lt;body&gt;</text:p>
      <text:p text:style-name="P1"><text:s text:c="3"/>&lt;h4 &gt; Health Chart&lt;/h4&gt;</text:p>
      <text:p text:style-name="P1"><text:s text:c="4"/>&lt;table &gt;</text:p>
      <text:p text:style-name="P1"><text:s text:c="8"/>&lt;tr&gt;</text:p>
      <text:p text:style-name="P1"><text:s text:c="12"/>&lt;td&gt;State of health&lt;/td&gt;</text:p>
      <text:p text:style-name="P1"><text:soft-page-break/><text:s text:c="12"/>&lt;td&gt;Fasting value</text:p>
      <text:p text:style-name="P1"><text:s text:c="16"/>&lt;table&gt;</text:p>
      <text:p text:style-name="P1"><text:s text:c="20"/>&lt;tr&gt;</text:p>
      <text:p text:style-name="P1"><text:s text:c="24"/>&lt;td <text:s/>class="a1"&gt;Minimum&lt;/td&gt;</text:p>
      <text:p text:style-name="P1"><text:s text:c="24"/>&lt;td <text:s/>class="a1"&gt; Maximum&lt;/td&gt;</text:p>
      <text:p text:style-name="P1"><text:s text:c="20"/>&lt;/tr&gt;</text:p>
      <text:p text:style-name="P1"><text:s text:c="16"/>&lt;/table&gt;</text:p>
      <text:p text:style-name="P1"><text:s text:c="12"/>&lt;/td&gt;</text:p>
      <text:p text:style-name="P1"><text:s text:c="12"/>&lt;td&gt;After Eating</text:p>
      <text:p text:style-name="P1"><text:s text:c="16"/>&lt;table&gt;</text:p>
      <text:p text:style-name="P1"><text:s text:c="20"/>&lt;tr&gt;</text:p>
      <text:p text:style-name="P1"><text:s text:c="24"/>&lt;td&gt;2 hours after Eating&lt;/td&gt;</text:p>
      <text:p text:style-name="P1"><text:s text:c="20"/>&lt;/tr&gt;</text:p>
      <text:p text:style-name="P1"><text:s text:c="16"/>&lt;/table&gt;</text:p>
      <text:p text:style-name="P1"><text:s text:c="12"/>&lt;/td&gt;</text:p>
      <text:p text:style-name="P1"><text:s text:c="8"/>&lt;/tr&gt;</text:p>
      <text:p text:style-name="P1"><text:s text:c="4"/>&lt;tr&gt;</text:p>
      <text:p text:style-name="P1"><text:s text:c="8"/>&lt;td&gt;Healthy&lt;/td&gt;</text:p>
      <text:p text:style-name="P1"><text:s text:c="8"/>&lt;td&gt;</text:p>
      <text:p text:style-name="P1"><text:s text:c="12"/>&lt;table&gt;</text:p>
      <text:p text:style-name="P1"><text:s text:c="16"/>&lt;tr&gt;</text:p>
      <text:p text:style-name="P1"><text:s text:c="20"/>&lt;td class="a1"&gt; <text:s text:c="5"/>70 <text:s text:c="6"/>&lt;/td&gt;</text:p>
      <text:p text:style-name="P1"><text:s text:c="20"/>&lt;td <text:s/>class="a1"&gt; <text:s text:c="8"/>100 <text:s text:c="3"/>&lt;/td&gt;</text:p>
      <text:p text:style-name="P1"><text:s text:c="16"/>&lt;/tr&gt;</text:p>
      <text:p text:style-name="P1"><text:s text:c="12"/>&lt;/table&gt;</text:p>
      <text:p text:style-name="P1"><text:s text:c="13"/>&lt;/td&gt;</text:p>
      <text:p text:style-name="P1"><text:s text:c="8"/></text:p>
      <text:p text:style-name="P1"><text:s text:c="8"/>&lt;td&gt;less than 140&lt;/td&gt;</text:p>
      <text:p text:style-name="P1"><text:s text:c="4"/>&lt;/tr&gt;</text:p>
      <text:p text:style-name="P1"><text:s text:c="4"/>&lt;tr&gt;</text:p>
      <text:p text:style-name="P1"><text:s text:c="8"/>&lt;td&gt;Pre-Diabetes&lt;/td&gt;</text:p>
      <text:p text:style-name="P1"><text:s text:c="8"/>&lt;td&gt;</text:p>
      <text:p text:style-name="P1"><text:s text:c="12"/>&lt;table&gt;</text:p>
      <text:p text:style-name="P1"><text:s text:c="16"/>&lt;tr&gt;</text:p>
      <text:p text:style-name="P1"><text:s text:c="20"/>&lt;td class="a1"&gt; 101&lt;/td&gt;</text:p>
      <text:p text:style-name="P1"><text:s text:c="20"/>&lt;td class="a1"&gt; 126 &lt;/td&gt;</text:p>
      <text:p text:style-name="P1"><text:s text:c="16"/>&lt;/tr&gt;</text:p>
      <text:p text:style-name="P1"><text:s text:c="12"/>&lt;/table&gt;</text:p>
      <text:p text:style-name="P1"><text:s text:c="8"/>&lt;/td&gt;</text:p>
      <text:p text:style-name="P1"><text:s text:c="4"/></text:p>
      <text:p text:style-name="P1"><text:s text:c="8"/>&lt;td&gt;l40 to 200&lt;/td&gt;</text:p>
      <text:p text:style-name="P1"><text:s text:c="4"/>&lt;/tr&gt;</text:p>
      <text:p text:style-name="P1"><text:s text:c="4"/>&lt;tr&gt;</text:p>
      <text:p text:style-name="P1"><text:s text:c="8"/>&lt;td&gt;Diabetes&lt;/td&gt;</text:p>
      <text:p text:style-name="P1"><text:s text:c="8"/>&lt;td&gt;</text:p>
      <text:p text:style-name="P1"><text:s text:c="12"/>&lt;table&gt;</text:p>
      <text:p text:style-name="P1"><text:s text:c="16"/>&lt;tr&gt;</text:p>
      <text:p text:style-name="P1"><text:s text:c="20"/>&lt;td class="a1"&gt; More than 126&lt;/td&gt;</text:p>
      <text:p text:style-name="P1"><text:s text:c="20"/>&lt;td class="a1"&gt; N/A&lt;/td&gt;</text:p>
      <text:p text:style-name="P1"><text:s text:c="16"/>&lt;/tr&gt;</text:p>
      <text:p text:style-name="P1"><text:s text:c="12"/>&lt;/table&gt;</text:p>
      <text:p text:style-name="P1"><text:s text:c="8"/>&lt;/td&gt;</text:p>
      <text:p text:style-name="P1"><text:s text:c="4"/></text:p>
      <text:p text:style-name="P1"><text:s text:c="8"/>&lt;td&gt;More than 200&lt;/td&gt;</text:p>
      <text:p text:style-name="P1"><text:s text:c="4"/>&lt;/tr&gt;</text:p>
      <text:p text:style-name="P1"><text:s text:c="4"/>&lt;/table&gt;</text:p>
      <text:p text:style-name="P1"><text:s text:c="3"/></text:p>
      <text:p text:style-name="P1"/>
      <text:p text:style-name="P1">&lt;/body&gt;</text:p>
      <text:p text:style-name="P1"/>
      <text:p text:style-name="P1">&lt;/html&gt;</text:p>
      <text:p text:style-name="P1"/>
      <text:p text:style-name="P1"/>
      <text:p text:style-name="P1"><text:soft-page-break/></text:p>
      <text:p text:style-name="Standard"/>
      <text:p text:style-name="P2"><text:span text:style-name="T24">9.</text:span>Write HTML input tags snippet to show default values for all Form elements.</text:p>
      <text:p text:style-name="Standard"/>
      <text:p text:style-name="Standard">&lt;form&gt;</text:p>
      <text:p text:style-name="Standard"><text:s text:c="4"/>&lt;label for="name"&gt;Name&lt;/label&gt;</text:p>
      <text:p text:style-name="Standard"><text:s text:c="4"/>&lt;input type="text" placeholder="Your name"&gt;</text:p>
      <text:p text:style-name="Standard"><text:s text:c="4"/>&lt;br&gt;</text:p>
      <text:p text:style-name="Standard"><text:s text:c="4"/>&lt;br&gt;</text:p>
      <text:p text:style-name="Standard"><text:s text:c="4"/>&lt;label for="age"&gt;Age&lt;/label&gt;</text:p>
      <text:p text:style-name="Standard"><text:s text:c="4"/>&lt;input type="text" placeholder="Age"&gt;</text:p>
      <text:p text:style-name="Standard"><text:s text:c="4"/>&lt;br&gt;</text:p>
      <text:p text:style-name="Standard"><text:s text:c="4"/>&lt;br&gt;</text:p>
      <text:p text:style-name="Standard"/>
      <text:p text:style-name="Standard"><text:s text:c="4"/>&lt;label for="country"&gt;Country&lt;/label&gt;</text:p>
      <text:p text:style-name="Standard"><text:s text:c="4"/>&lt;input type="text" placeholder="Country"&gt;</text:p>
      <text:p text:style-name="Standard"><text:s text:c="4"/>&lt;br&gt;</text:p>
      <text:p text:style-name="Standard"><text:s text:c="4"/>&lt;br&gt;</text:p>
      <text:p text:style-name="Standard"/>
      <text:p text:style-name="Standard"><text:s text:c="4"/>&lt;label for="college"&gt;College&lt;/label&gt;</text:p>
      <text:p text:style-name="Standard"><text:s text:c="4"/>&lt;input type="text" placeholder="College"&gt;</text:p>
      <text:p text:style-name="Standard"><text:s text:c="4"/>&lt;br&gt;</text:p>
      <text:p text:style-name="Standard"><text:s text:c="4"/>&lt;br&gt;</text:p>
      <text:p text:style-name="Standard"><text:s text:c="4"/>&lt;input type="submit" value="Submit"&gt;</text:p>
      <text:p text:style-name="Standard">&lt;/form&gt;</text:p>
      <text:p text:style-name="Standard"/>
      <text:p text:style-name="Standard"/>
      <text:p text:style-name="P1"><text:span text:style-name="T26">10. </text:span><text:s/><text:span text:style-name="T12">In your, HTML page add the below line and Highlight it without using any CSS.</text:span></text:p>
      <text:p text:style-name="P1"><text:span text:style-name="T12">"HTML &amp; CSS is awesome"</text:span><text:tab/></text:p>
      <text:p text:style-name="P1">&lt;html lang="en"&gt;</text:p>
      <text:p text:style-name="P1"/>
      <text:p text:style-name="P1">&lt;head&gt;</text:p>
      <text:p text:style-name="P1"><text:s text:c="4"/>&lt;title&gt;</text:p>
      <text:p text:style-name="P1"><text:s text:c="7"/>Document guvi</text:p>
      <text:p text:style-name="P1"><text:s text:c="8"/>&lt;/title&gt;</text:p>
      <text:p text:style-name="P1"><text:s text:c="8"/></text:p>
      <text:p text:style-name="P1"><text:s text:c="4"/>&lt;/head&gt;</text:p>
      <text:p text:style-name="P1"><text:s text:c="4"/>&lt;body&gt;</text:p>
      <text:p text:style-name="P1">&lt;mark&gt;"HTML &amp; CSS is awesome"&lt;/mark&gt; </text:p>
      <text:p text:style-name="P1"/>
      <text:p text:style-name="P1">&lt;/body&gt;</text:p>
      <text:p text:style-name="P1"/>
      <text:p text:style-name="P1">&lt;/html&gt;</text:p>
      <text:p text:style-name="P1"/>
      <text:p text:style-name="P1"/>
      <text:p text:style-name="P3">11. Create an HTML page, which should contain all types of input elements. </text:p>
      <text:p text:style-name="P1">&lt;form&gt;</text:p>
      <text:p text:style-name="P1"/>
      <text:p text:style-name="P1"><text:s text:c="4"/>&lt;label for="name"&gt;Name&lt;/label&gt;</text:p>
      <text:p text:style-name="P1"><text:s text:c="4"/>&lt;input type="text" placeholder="Your name"&gt;</text:p>
      <text:p text:style-name="P1"><text:s text:c="4"/>&lt;br&gt;</text:p>
      <text:p text:style-name="P1"><text:s text:c="4"/>&lt;br&gt;</text:p>
      <text:p text:style-name="P1"/>
      <text:p text:style-name="P1"><text:s text:c="4"/>&lt;label for="description"&gt;Description&lt;/label&gt;</text:p>
      <text:p text:style-name="P1"><text:s text:c="4"/>&lt;textarea type="textbox" placeholder="Description"&gt;&lt;/textarea&gt;</text:p>
      <text:p text:style-name="P1"><text:s text:c="4"/>&lt;br&gt;</text:p>
      <text:p text:style-name="P1"><text:s text:c="4"/>&lt;br&gt;</text:p>
      <text:p text:style-name="P1"/>
      <text:p text:style-name="P1"><text:s text:c="4"/>&lt;input type="checkbox"&gt;</text:p>
      <text:p text:style-name="P1"><text:s text:c="4"/>&lt;strong&gt;Above 18&lt;/strong&gt;</text:p>
      <text:p text:style-name="P1"/>
      <text:p text:style-name="P1"><text:s text:c="4"/>&lt;br&gt;</text:p>
      <text:p text:style-name="P1"><text:s text:c="4"/>&lt;br&gt;</text:p>
      <text:p text:style-name="P1"><text:soft-page-break/></text:p>
      <text:p text:style-name="P1"><text:s text:c="4"/>&lt;label for="email"&gt;Email&lt;/label&gt;</text:p>
      <text:p text:style-name="P1"><text:s text:c="4"/>&lt;input type="email" placeholder="email"&gt;</text:p>
      <text:p text:style-name="P1"/>
      <text:p text:style-name="P1"><text:s text:c="4"/>&lt;label for="password"&gt;Password&lt;/label&gt;</text:p>
      <text:p text:style-name="P1"><text:s text:c="4"/>&lt;input type="password" placeholder="email"&gt;</text:p>
      <text:p text:style-name="P1"><text:s text:c="4"/>&lt;br&gt;</text:p>
      <text:p text:style-name="P1"><text:s text:c="4"/>&lt;br&gt;</text:p>
      <text:p text:style-name="P1"/>
      <text:p text:style-name="P1"><text:s text:c="4"/>&lt;label for="education"&gt;Education&lt;/label&gt;</text:p>
      <text:p text:style-name="P1"><text:s text:c="4"/>&lt;label for="education"&gt;10th&lt;/label&gt;</text:p>
      <text:p text:style-name="P1"><text:s text:c="4"/>&lt;input type="radio"&gt;</text:p>
      <text:p text:style-name="P1"/>
      <text:p text:style-name="P1"><text:s text:c="4"/>&lt;label for="education"&gt;PU&lt;/label&gt;</text:p>
      <text:p text:style-name="P1"><text:s text:c="4"/>&lt;input type="radio"&gt;</text:p>
      <text:p text:style-name="P1"/>
      <text:p text:style-name="P1"><text:s text:c="4"/>&lt;label for="education"&gt;College&lt;/label&gt;</text:p>
      <text:p text:style-name="P1"><text:s text:c="4"/>&lt;input type="radio"&gt;</text:p>
      <text:p text:style-name="P1"/>
      <text:p text:style-name="P1"><text:s text:c="4"/>&lt;br&gt;</text:p>
      <text:p text:style-name="P1"><text:s text:c="4"/>&lt;br&gt;</text:p>
      <text:p text:style-name="P1"/>
      <text:p text:style-name="P1"><text:s text:c="4"/>&lt;input type="text"&gt;</text:p>
      <text:p text:style-name="P1"><text:s text:c="4"/>&lt;input type="submit" value="Submit"&gt;</text:p>
      <text:p text:style-name="P1"/>
      <text:p text:style-name="P1">&lt;/form&gt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4:39:25.398871182</meta:creation-date>
    <dc:date>2021-12-05T14:50:54.368097321</dc:date>
    <meta:editing-duration>PT11M29S</meta:editing-duration>
    <meta:editing-cycles>1</meta:editing-cycles>
    <meta:document-statistic meta:table-count="0" meta:image-count="0" meta:object-count="0" meta:page-count="8" meta:paragraph-count="389" meta:word-count="775" meta:character-count="10029" meta:non-whitespace-character-count="6212"/>
    <meta:generator>LibreOffice/6.4.7.2$Linux_X86_64 LibreOffice_project/40$Build-2</meta:generator>
  </office:meta>
</office:document-meta>
</file>